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4ee1" officeooo:paragraph-rsid="00154e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variables for each character, with their starting stats</text:p>
      <text:p text:style-name="P1"/>
      <text:p text:style-name="P1">create an array of the characters</text:p>
      <text:p text:style-name="P1"/>
      <text:p text:style-name="P1">variables for your character choice and enemy choices, attack, health and enemy attack and health,</text:p>
      <text:p text:style-name="P1"/>
      <text:p text:style-name="P1">start of the game function where the page will start or restart at the end of game</text:p>
      <text:p text:style-name="P1">(starting attacks and health and character positioning)</text:p>
      <text:p text:style-name="P1"/>
      <text:p text:style-name="P1">function to append each character to choose from</text:p>
      <text:p text:style-name="P1"/>
      <text:p text:style-name="P1">function to choose your character, then append the remaining as enemies</text:p>
      <text:p text:style-name="P1"/>
      <text:p text:style-name="P1">function to choose opponent and append the remaining below “fight area”</text:p>
      <text:p text:style-name="P1"/>
      <text:p text:style-name="P1">fight function, subtracting attack from opposing health, and opposing attack from current health and compound your current attack to increase</text:p>
      <text:p text:style-name="P1"/>
      <text:p text:style-name="P1">function for enemy defeated, if another enemy choose, if not you win</text:p>
      <text:p text:style-name="P1"><text:tab/>if your health is 0 you’ve been defeated</text:p>
      <text:p text:style-name="P1"/>
      <text:p text:style-name="P1">function to restart game on button press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5:52:59.344994831</meta:creation-date>
    <dc:date>2018-09-03T16:03:07.185632277</dc:date>
    <meta:editing-duration>PT10M8S</meta:editing-duration>
    <meta:editing-cycles>1</meta:editing-cycles>
    <meta:document-statistic meta:table-count="0" meta:image-count="0" meta:object-count="0" meta:page-count="1" meta:paragraph-count="13" meta:word-count="131" meta:character-count="811" meta:non-whitespace-character-count="690"/>
    <meta:generator>LibreOffice/5.4.1.2$MacOSX_X86_64 LibreOffice_project/ea7cb86e6eeb2bf3a5af73a8f7777ac570321527</meta:generator>
  </office:meta>
</office:document-meta>
</file>